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Helvetica, Arial, sans-serif"/>
    <style:font-face style:name="ProximaNovaCond" svg:font-family="ProximaNovaCond, sans-serif"/>
    <style:font-face style:name="Tahoma3" svg:font-family="Tahoma"/>
    <style:font-face style:name="Ubuntu" svg:font-family="Ubuntu"/>
    <style:font-face style:name="inherit" svg:font-family="inherit"/>
    <style:font-face style:name="sans-serif" svg:font-family="sans-serif"/>
    <style:font-face style:name="Tahoma1"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left="none" fo:border-right="none" fo:border-top="1pt solid #6666ff" fo:border-bottom="none"/>
    </style:style>
    <style:style style:name="Taula2" style:family="table">
      <style:table-properties style:width="17cm" table:align="margins" style:writing-mode="lr-tb"/>
    </style:style>
    <style:style style:name="Taula2.A" style:family="table-column">
      <style:table-column-properties style:column-width="17cm" style:rel-column-width="65535*"/>
    </style:style>
    <style:style style:name="Taula2.A1" style:family="table-cell">
      <style:table-cell-properties fo:padding="0.097cm" fo:border-left="none" fo:border-right="none" fo:border-top="1pt solid #6666ff" fo:border-bottom="none"/>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1pt solid #6666ff" fo:border-bottom="none"/>
    </style:style>
    <style:style style:name="Taula4" style:family="table">
      <style:table-properties style:width="17cm" table:align="margins" style:writing-mode="lr-tb"/>
    </style:style>
    <style:style style:name="Taula4.A" style:family="table-column">
      <style:table-column-properties style:column-width="17cm" style:rel-column-width="65535*"/>
    </style:style>
    <style:style style:name="Taula4.A1" style:family="table-cell">
      <style:table-cell-properties fo:padding="0.097cm" fo:border-left="none" fo:border-right="none" fo:border-top="1pt solid #6666ff" fo:border-bottom="none"/>
    </style:style>
    <style:style style:name="P1" style:family="paragraph" style:parent-style-name="Table_20_Contents">
      <style:text-properties style:font-name="Tahoma"/>
    </style:style>
    <style:style style:name="P2" style:family="paragraph" style:parent-style-name="Table_20_Contents">
      <style:text-properties style:font-name="Tahoma" fo:font-weight="bold" style:font-weight-asian="bold" style:font-name-complex="Tahoma" style:font-weight-complex="bold"/>
    </style:style>
    <style:style style:name="P3" style:family="paragraph" style:parent-style-name="Table_20_Contents">
      <style:paragraph-properties style:snap-to-layout-grid="false"/>
      <style:text-properties style:font-name="Tahoma" fo:font-weight="bold" style:font-weight-asian="bold" style:font-name-complex="Tahoma" style:font-weight-complex="bold"/>
    </style:style>
    <style:style style:name="P4" style:family="paragraph" style:parent-style-name="Table_20_Contents">
      <style:paragraph-properties style:snap-to-layout-grid="false"/>
      <style:text-properties style:font-name="Tahoma" style:font-name-complex="Tahoma"/>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text-properties fo:font-size="6pt" officeooo:paragraph-rsid="0006e726" style:font-size-asian="6pt" style:font-size-complex="6pt"/>
    </style:style>
    <style:style style:name="P7" style:family="paragraph" style:parent-style-name="Table_20_Contents">
      <style:text-properties fo:font-size="6pt" officeooo:paragraph-rsid="00148500" style:font-size-asian="6pt" style:font-size-complex="6pt"/>
    </style:style>
    <style:style style:name="P8" style:family="paragraph" style:parent-style-name="Table_20_Contents">
      <style:text-properties fo:font-size="6pt" officeooo:paragraph-rsid="003614d0" style:font-size-asian="6pt" style:font-size-complex="6pt"/>
    </style:style>
    <style:style style:name="P9" style:family="paragraph" style:parent-style-name="Table_20_Contents">
      <style:text-properties fo:font-size="6pt" officeooo:paragraph-rsid="00474a9c" style:font-size-asian="6pt" style:font-size-complex="6pt"/>
    </style:style>
    <style:style style:name="P10" style:family="paragraph" style:parent-style-name="Standard">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088f57" officeooo:paragraph-rsid="00088f57"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1" style:family="paragraph" style:parent-style-name="Standard">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366b9e" officeooo:paragraph-rsid="00366b9e"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2" style:family="paragraph" style:parent-style-name="Standard">
      <style:paragraph-properties fo:margin-top="0.101cm" fo:margin-bottom="0.101cm" loext:contextual-spacing="false" style:writing-mode="lr-tb"/>
      <style:text-properties style:font-name="Tahoma" fo:font-size="15pt" fo:font-weight="bold" officeooo:paragraph-rsid="0006e726" style:font-size-asian="15pt" style:font-weight-asian="bold" style:font-size-complex="15pt" style:font-weight-complex="bold"/>
    </style:style>
    <style:style style:name="P13" style:family="paragraph" style:parent-style-name="Standard">
      <style:paragraph-properties fo:margin-top="0.101cm" fo:margin-bottom="0.101cm" loext:contextual-spacing="false" style:writing-mode="lr-tb"/>
      <style:text-properties style:font-name="Tahoma" fo:font-size="15pt" fo:font-weight="bold" officeooo:paragraph-rsid="00148500" style:font-size-asian="15pt" style:font-weight-asian="bold" style:font-size-complex="15pt" style:font-weight-complex="bold"/>
    </style:style>
    <style:style style:name="P14" style:family="paragraph" style:parent-style-name="Standard">
      <style:paragraph-properties fo:margin-top="0.101cm" fo:margin-bottom="0.101cm" loext:contextual-spacing="false" style:writing-mode="lr-tb"/>
      <style:text-properties style:font-name="Tahoma" fo:font-size="15pt" fo:font-weight="bold" officeooo:paragraph-rsid="003614d0" style:font-size-asian="15pt" style:font-weight-asian="bold" style:font-size-complex="15pt" style:font-weight-complex="bold"/>
    </style:style>
    <style:style style:name="P15" style:family="paragraph" style:parent-style-name="Standard">
      <style:paragraph-properties fo:margin-top="0.101cm" fo:margin-bottom="0.101cm" loext:contextual-spacing="false" style:writing-mode="lr-tb"/>
      <style:text-properties style:font-name="Tahoma" fo:font-size="15pt" fo:font-weight="bold" officeooo:paragraph-rsid="00474a9c" style:font-size-asian="15pt" style:font-weight-asian="bold" style:font-size-complex="15pt" style:font-weight-complex="bold"/>
    </style:style>
    <style:style style:name="P16" style:family="paragraph" style:parent-style-name="Standard" style:master-page-name="">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Tahoma" fo:font-size="12pt" fo:language="zxx" fo:country="none" fo:font-weight="normal" officeooo:rsid="002cef42" officeooo:paragraph-rsid="00457833"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17" style:family="paragraph" style:parent-style-name="Standard" style:master-page-name="">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Tahoma" fo:font-size="12pt" fo:language="zxx" fo:country="none" fo:font-weight="normal" officeooo:rsid="00282fa1" officeooo:paragraph-rsid="00457833"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18" style:family="paragraph" style:parent-style-name="Standard" style:master-page-name="">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Tahoma" fo:font-size="12pt" fo:language="zxx" fo:country="none" fo:font-weight="normal" officeooo:rsid="0049256c" officeooo:paragraph-rsid="004c79df"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19" style:family="paragraph" style:parent-style-name="Standard">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49256c" officeooo:paragraph-rsid="0049256c"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20" style:family="paragraph" style:parent-style-name="Standard">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49256c" officeooo:paragraph-rsid="004f4af5"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21" style:family="paragraph" style:parent-style-name="Standard">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49256c" officeooo:paragraph-rsid="0051180a"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22" style:family="paragraph" style:parent-style-name="Standard" style:master-page-name="">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Tahoma" fo:font-size="12pt" fo:language="zxx" fo:country="none" fo:font-weight="normal" officeooo:rsid="000fdcef" officeooo:paragraph-rsid="000fdcef"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23" style:family="paragraph" style:parent-style-name="Standard" style:master-page-name="">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Tahoma" fo:font-size="12pt" fo:language="zxx" fo:country="none" fo:font-weight="normal" officeooo:rsid="0022be8c" officeooo:paragraph-rsid="0022be8c"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24" style:family="paragraph" style:parent-style-name="Standard" style:master-page-name="">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Tahoma" fo:font-size="12pt" fo:language="zxx" fo:country="none" fo:font-weight="normal" officeooo:rsid="0048970e" officeooo:paragraph-rsid="004b043f"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25" style:family="paragraph" style:parent-style-name="Standard" style:master-page-name="">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Tahoma" fo:font-size="12pt" officeooo:paragraph-rsid="003e3cfe" fo:hyphenate="false" fo:hyphenation-remain-char-count="2" fo:hyphenation-push-char-count="2"/>
    </style:style>
    <style:style style:name="P26"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128e04" officeooo:paragraph-rsid="00128e04"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27"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1dc546" officeooo:paragraph-rsid="001ed2f4"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28"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2421fa" officeooo:paragraph-rsid="002421fa"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29"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25feea" officeooo:paragraph-rsid="0025feea"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0"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28b060" officeooo:paragraph-rsid="0028b060"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1"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3e3cfe" officeooo:paragraph-rsid="0042c17b"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2"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48970e" officeooo:paragraph-rsid="0048970e"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3"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48970e" officeooo:paragraph-rsid="004b043f"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4"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48970e" officeooo:paragraph-rsid="004c79df"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5"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48970e" officeooo:paragraph-rsid="0052dee2"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6"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font-name="Tahoma" fo:font-size="12pt" officeooo:paragraph-rsid="003e3cfe" fo:hyphenate="false" fo:hyphenation-remain-char-count="2" fo:hyphenation-push-char-count="2"/>
    </style:style>
    <style:style style:name="P37" style:family="paragraph" style:parent-style-name="Standard" style:master-page-name="">
      <loext:graphic-properties draw:fill="none"/>
      <style:paragraph-properties fo:margin-left="0.499cm" fo:margin-right="0cm" fo:margin-top="0cm" fo:margin-bottom="0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Tahoma" fo:font-size="12pt" fo:language="zxx" fo:country="none" fo:font-weight="normal" officeooo:rsid="001a99f9" officeooo:paragraph-rsid="001c5a66"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8" style:family="paragraph" style:parent-style-name="Standard" style:master-page-name="">
      <loext:graphic-properties draw:fill="none"/>
      <style:paragraph-properties fo:margin-left="1.199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sans-serif" fo:font-size="11pt" fo:font-weight="bold" officeooo:paragraph-rsid="002cef42" style:font-size-asian="11pt" style:font-weight-asian="bold" style:font-size-complex="11pt" style:font-weight-complex="bold" fo:hyphenate="false" fo:hyphenation-remain-char-count="2" fo:hyphenation-push-char-count="2"/>
    </style:style>
    <style:style style:name="P39" style:family="paragraph" style:parent-style-name="Standard">
      <loext:graphic-properties draw:fill="none"/>
      <style:paragraph-properties fo:margin-left="0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use-window-font-color="true" style:font-name="Tahoma" fo:font-size="12pt" fo:language="zxx" fo:country="none" fo:font-weight="normal" officeooo:rsid="00457833" officeooo:paragraph-rsid="00457833"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0" style:family="paragraph" style:parent-style-name="Standard" style:master-page-name="Standard">
      <style:paragraph-properties fo:margin-top="0cm" fo:margin-bottom="0.199cm" loext:contextual-spacing="false" fo:text-align="start" style:justify-single-word="false" style:page-number="auto"/>
      <style:text-properties style:use-window-font-color="true" style:font-name="Tahoma" fo:font-size="12pt" fo:language="zxx" fo:country="none" fo:font-weight="normal" officeooo:paragraph-rsid="0004eff2"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41"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normal" officeooo:rsid="000b9a58" officeooo:paragraph-rsid="000d7496"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42"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normal" officeooo:rsid="000b9a58" officeooo:paragraph-rsid="000fdcef"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43"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normal" officeooo:rsid="000b9a58" officeooo:paragraph-rsid="0047ea01"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44"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normal" officeooo:rsid="000b9a58" officeooo:paragraph-rsid="0048970e"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45"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normal" officeooo:rsid="000b9a58" officeooo:paragraph-rsid="0018c0c9"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46"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normal" officeooo:rsid="001ed2f4" officeooo:paragraph-rsid="002184ee"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47"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normal" officeooo:rsid="003b5796" officeooo:paragraph-rsid="003b5796"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48"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0b9a58" officeooo:paragraph-rsid="000f9a2a"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49"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0b9a58" officeooo:paragraph-rsid="0048970e"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50"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0b9a58" officeooo:paragraph-rsid="00545b02"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51"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36a41e" officeooo:paragraph-rsid="0036a41e"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52"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384513" officeooo:paragraph-rsid="00384513"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53"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390790" officeooo:paragraph-rsid="00390790"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54"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39587f" officeooo:paragraph-rsid="0039587f"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55"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5a4d80" officeooo:paragraph-rsid="005a4d80"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56"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rsid="006ed491" officeooo:paragraph-rsid="006ed491"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P57" style:family="paragraph" style:parent-style-name="Standard">
      <style:paragraph-properties fo:margin-top="0cm" fo:margin-bottom="0cm" loext:contextual-spacing="false" fo:text-align="start" style:justify-single-word="false" style:writing-mode="lr-tb"/>
      <style:text-properties style:use-window-font-color="true" style:font-name="Tahoma1" fo:font-size="12pt" fo:language="zxx" fo:country="none" fo:font-weight="normal" officeooo:rsid="000b9a58" officeooo:paragraph-rsid="0017e897"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58" style:family="paragraph" style:parent-style-name="Standard">
      <style:paragraph-properties fo:margin-top="0cm" fo:margin-bottom="0cm" loext:contextual-spacing="false" fo:text-align="start" style:justify-single-word="false" style:writing-mode="lr-tb"/>
      <style:text-properties style:font-name="Tahoma" fo:font-size="12pt" fo:font-weight="bold" officeooo:rsid="00337fde" officeooo:paragraph-rsid="00337fde" style:font-weight-asian="bold" style:font-weight-complex="bold"/>
    </style:style>
    <style:style style:name="P59" style:family="paragraph" style:parent-style-name="Standard" style:master-page-name="">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Tahoma1" fo:font-size="11pt" fo:language="zxx" fo:country="none" fo:font-weight="bold" officeooo:rsid="0028b060" officeooo:paragraph-rsid="0028b060" style:letter-kerning="true" style:font-name-asian="Tahoma1" style:font-size-asian="11pt" style:language-asian="zxx" style:country-asian="none" style:font-weight-asian="bold" style:font-name-complex="Tahoma1" style:font-size-complex="11pt" style:language-complex="zxx" style:country-complex="none" style:font-weight-complex="bold" fo:hyphenate="false" fo:hyphenation-remain-char-count="2" fo:hyphenation-push-char-count="2"/>
    </style:style>
    <style:style style:name="P60" style:family="paragraph" style:parent-style-name="Standard" style:master-page-name="">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Tahoma1" fo:font-size="12pt" fo:language="zxx" fo:country="none" fo:font-weight="bold" officeooo:rsid="00534a10" officeooo:paragraph-rsid="0048970e" style:letter-kerning="true" style:font-name-asian="Tahoma1" style:font-size-asian="12pt" style:language-asian="zxx" style:country-asian="none" style:font-weight-asian="bold" style:font-name-complex="Tahoma1" style:font-size-complex="12pt" style:language-complex="zxx" style:country-complex="none" style:font-weight-complex="bold" fo:hyphenate="false" fo:hyphenation-remain-char-count="2" fo:hyphenation-push-char-count="2"/>
    </style:style>
    <style:style style:name="P61" style:family="paragraph" style:parent-style-name="Standard" style:master-page-name="">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Tahoma" fo:font-size="12pt" fo:font-weight="bold" officeooo:rsid="002db17c" officeooo:paragraph-rsid="00457833" style:font-weight-asian="bold" style:font-weight-complex="bold" fo:hyphenate="false" fo:hyphenation-remain-char-count="2" fo:hyphenation-push-char-count="2"/>
    </style:style>
    <style:style style:name="P62" style:family="paragraph" style:parent-style-name="Standard" style:master-page-name="">
      <loext:graphic-properties draw:fill="none"/>
      <style:paragraph-properties fo:margin-left="1cm" fo:margin-right="0cm" fo:margin-top="0cm" fo:margin-bottom="0.199cm" loext:contextual-spacing="false" fo:text-align="start"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Tahoma" fo:font-size="12pt" fo:font-weight="bold" officeooo:rsid="002fa1e7" officeooo:paragraph-rsid="00457833" style:font-weight-asian="bold" style:font-weight-complex="bold" fo:hyphenate="false" fo:hyphenation-remain-char-count="2" fo:hyphenation-push-char-count="2"/>
    </style:style>
    <style:style style:name="P63" style:family="paragraph" style:parent-style-name="Standard">
      <loext:graphic-properties draw:fill="none"/>
      <style:paragraph-properties fo:margin-left="0.499cm" fo:margin-right="0cm" fo:margin-top="0cm" fo:margin-bottom="0.199cm" loext:contextual-spacing="false" fo:text-align="start"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font-name="Tahoma" fo:font-size="12pt" fo:font-weight="normal" officeooo:rsid="002f90fa" officeooo:paragraph-rsid="002f90fa" style:font-weight-asian="normal" style:font-weight-complex="normal" fo:hyphenate="false" fo:hyphenation-remain-char-count="2" fo:hyphenation-push-char-count="2"/>
    </style:style>
    <style:style style:name="P64" style:family="paragraph" style:parent-style-name="Preformatted_20_Text">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63077a" officeooo:paragraph-rsid="0063077a"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65" style:family="paragraph" style:parent-style-name="Preformatted_20_Text">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6422b4" officeooo:paragraph-rsid="006b410b"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66" style:family="paragraph" style:parent-style-name="Preformatted_20_Text">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65e77f" officeooo:paragraph-rsid="0065e77f"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67" style:family="paragraph" style:parent-style-name="Preformatted_20_Text">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69280a" officeooo:paragraph-rsid="0069280a"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68" style:family="paragraph" style:parent-style-name="Preformatted_20_Text">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699cba" officeooo:paragraph-rsid="00699cba"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69" style:family="paragraph" style:parent-style-name="Preformatted_20_Text">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6d5c30" officeooo:paragraph-rsid="006d5c30"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70" style:family="paragraph" style:parent-style-name="Preformatted_20_Text">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6d798e" officeooo:paragraph-rsid="006d798e"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71" style:family="paragraph" style:parent-style-name="Preformatted_20_Text">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6eabaf" officeooo:paragraph-rsid="006eabaf"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72" style:family="paragraph" style:parent-style-name="Preformatted_20_Text">
      <style:paragraph-properties fo:margin-top="0cm" fo:margin-bottom="0.199cm" loext:contextual-spacing="false" fo:text-align="start" style:justify-single-word="false" style:writing-mode="lr-tb"/>
      <style:text-properties fo:font-variant="normal" fo:text-transform="none" fo:color="#212121" style:font-name="Tahoma" fo:font-size="12pt" fo:letter-spacing="normal" fo:language="es" fo:country="ES" fo:font-style="normal" fo:font-weight="normal" officeooo:paragraph-rsid="0061c633"/>
    </style:style>
    <style:style style:name="P73" style:family="paragraph" style:parent-style-name="Preformatted_20_Text">
      <style:paragraph-properties fo:margin-top="0cm" fo:margin-bottom="0.199cm" loext:contextual-spacing="false" fo:text-align="start" style:justify-single-word="false" style:writing-mode="lr-tb"/>
      <style:text-properties fo:font-variant="normal" fo:text-transform="none" fo:color="#000099" style:font-name="Tahoma1" fo:font-size="12pt" fo:letter-spacing="normal" fo:language="zxx" fo:country="none" fo:font-style="normal" fo:font-weight="normal" officeooo:rsid="00545b02" officeooo:paragraph-rsid="006b410b"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74" style:family="paragraph" style:parent-style-name="Preformatted_20_Text">
      <style:paragraph-properties fo:margin-top="0cm" fo:margin-bottom="0.199cm" loext:contextual-spacing="false" fo:text-align="start" style:justify-single-word="false" style:writing-mode="lr-tb"/>
      <style:text-properties fo:color="#000099" style:font-name="Tahoma1" fo:font-size="12pt" fo:language="zxx" fo:country="none" fo:font-weight="normal" officeooo:rsid="00545b02" officeooo:paragraph-rsid="006afe64"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75" style:family="paragraph" style:parent-style-name="Preformatted_20_Text">
      <loext:graphic-properties draw:fill="solid" draw:fill-color="#ffffff" draw:opacity="100%"/>
      <style:paragraph-properties fo:margin-top="0cm" fo:margin-bottom="0.199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Tahoma" fo:font-size="12pt" fo:letter-spacing="normal" fo:language="es" fo:country="ES" fo:font-style="normal" fo:font-weight="normal"/>
    </style:style>
    <style:style style:name="P76" style:family="paragraph" style:parent-style-name="Preformatted_20_Text">
      <loext:graphic-properties draw:fill="solid" draw:fill-color="#ffffff" draw:opacity="100%"/>
      <style:paragraph-properties fo:margin-top="0cm" fo:margin-bottom="0.199cm" loext:contextual-spacing="false" style:line-height-at-least="0.635cm" fo:text-align="start" style:justify-single-word="false" fo:orphans="2" fo:widows="2" fo:background-color="#ffffff" fo:padding="0cm" fo:border="none" style:writing-mode="lr-tb"/>
      <style:text-properties fo:font-variant="normal" fo:text-transform="none" style:use-window-font-color="true" style:font-name="Tahoma" fo:font-size="12pt" fo:letter-spacing="normal" fo:language="zxx" fo:country="none" fo:font-style="normal" fo:font-weight="normal" officeooo:rsid="000b9a58"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77" style:family="paragraph" style:parent-style-name="Text_20_body" style:list-style-name="L1">
      <style:paragraph-properties fo:margin-left="0cm" fo:margin-right="0cm" fo:margin-top="0cm" fo:margin-bottom="0cm" loext:contextual-spacing="false" style:line-height-at-least="0.476cm" fo:orphans="2" fo:widows="2" fo:text-indent="0cm" style:auto-text-indent="false" fo:padding="0cm" fo:border="none"/>
      <style:text-properties fo:font-variant="normal" fo:text-transform="none" fo:color="#000099" style:font-name="Tahoma1" fo:font-size="12pt" fo:letter-spacing="normal" fo:language="zxx" fo:country="none" fo:font-style="normal" fo:font-weight="normal" officeooo:rsid="00545b02"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78" style:family="paragraph" style:parent-style-name="Text_20_body" style:list-style-name="L1">
      <style:paragraph-properties fo:margin-left="0cm" fo:margin-right="0cm" style:line-height-at-least="0.476cm" fo:orphans="2" fo:widows="2" fo:text-indent="0cm" style:auto-text-indent="false" fo:padding="0cm" fo:border="none"/>
      <style:text-properties fo:font-variant="normal" fo:text-transform="none" fo:color="#000099" style:font-name="Tahoma1" fo:font-size="12pt" fo:letter-spacing="normal" fo:language="zxx" fo:country="none" fo:font-style="normal" fo:font-weight="normal" officeooo:rsid="00545b02"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79" style:family="paragraph" style:parent-style-name="Text_20_body">
      <style:paragraph-properties fo:margin-top="0cm" fo:margin-bottom="0.199cm" loext:contextual-spacing="false" fo:text-align="start" style:justify-single-word="false" style:writing-mode="lr-tb"/>
      <style:text-properties fo:font-variant="normal" fo:text-transform="none" fo:color="#000099" style:font-name="Tahoma1" fo:font-size="12pt" fo:letter-spacing="normal" fo:language="zxx" fo:country="none" fo:font-style="normal" fo:font-weight="bold" officeooo:rsid="00545b02" officeooo:paragraph-rsid="000f9a2a"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T1" style:family="text">
      <style:text-properties fo:font-weight="bold" style:font-weight-asian="bold" style:font-name-complex="Tahoma" style:font-weight-complex="bold"/>
    </style:style>
    <style:style style:name="T2" style:family="text">
      <style:text-properties fo:font-weight="normal" style:font-weight-asian="normal" style:font-name-complex="Tahoma" style:font-weight-complex="normal"/>
    </style:style>
    <style:style style:name="T3" style:family="text">
      <style:text-properties fo:font-weight="normal" style:font-weight-asian="normal" style:font-weight-complex="normal"/>
    </style:style>
    <style:style style:name="T4" style:family="text">
      <style:text-properties fo:font-weight="normal" officeooo:rsid="00318541" style:font-weight-asian="normal" style:font-weight-complex="normal"/>
    </style:style>
    <style:style style:name="T5" style:family="text">
      <style:text-properties fo:font-weight="normal" officeooo:rsid="00545b02" style:font-weight-asian="normal" style:font-weight-complex="normal"/>
    </style:style>
    <style:style style:name="T6" style:family="text">
      <style:text-properties fo:font-size="13.5pt" fo:font-weight="normal" officeooo:rsid="0002d80c" style:font-weight-asian="normal" style:font-name-complex="Tahoma" style:font-weight-complex="normal"/>
    </style:style>
    <style:style style:name="T7" style:family="text">
      <style:text-properties fo:font-size="13.5pt" fo:font-weight="normal" officeooo:rsid="00030d1a" style:font-weight-asian="normal" style:font-name-complex="Tahoma" style:font-weight-complex="normal"/>
    </style:style>
    <style:style style:name="T8" style:family="text">
      <style:text-properties officeooo:rsid="0004f9e1"/>
    </style:style>
    <style:style style:name="T9" style:family="text">
      <style:text-properties style:use-window-font-color="true" style:font-name="Tahoma1" fo:language="zxx" fo:country="none" fo:font-weight="normal" officeooo:rsid="003e3cfe"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T10" style:family="text">
      <style:text-properties style:use-window-font-color="true" style:font-name="Tahoma1" fo:language="zxx" fo:country="none" fo:font-weight="normal" officeooo:rsid="0041d1f6"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T11" style:family="text">
      <style:text-properties style:use-window-font-color="true" style:font-name="Tahoma1" fo:language="zxx" fo:country="none" fo:font-weight="normal" officeooo:rsid="0043c2f9"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T12" style:family="text">
      <style:text-properties style:use-window-font-color="true" style:font-name="Tahoma1" fo:language="zxx" fo:country="none" officeooo:rsid="002cef42" style:letter-kerning="true" style:font-name-asian="Tahoma1" style:language-asian="zxx" style:country-asian="none" style:font-name-complex="Tahoma1" style:language-complex="zxx" style:country-complex="none"/>
    </style:style>
    <style:style style:name="T13" style:family="text">
      <style:text-properties style:use-window-font-color="true" style:font-name="Tahoma1" fo:language="zxx" fo:country="none" fo:font-weight="bold" officeooo:rsid="0041d1f6"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T14" style:family="text">
      <style:text-properties style:use-window-font-color="true" style:font-name="Tahoma1" fo:language="zxx" fo:country="none" fo:font-weight="bold" officeooo:rsid="0042c17b"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T15" style:family="text">
      <style:text-properties style:use-window-font-color="true" fo:language="zxx" fo:country="none" style:text-underline-style="none" officeooo:rsid="00457833" style:letter-kerning="true" style:font-name-asian="Tahoma1" style:font-size-asian="12pt" style:language-asian="zxx" style:country-asian="none" style:font-name-complex="Tahoma1" style:font-size-complex="12pt" style:language-complex="zxx" style:country-complex="none"/>
    </style:style>
    <style:style style:name="T16" style:family="text">
      <style:text-properties officeooo:rsid="0006e726"/>
    </style:style>
    <style:style style:name="T17" style:family="text">
      <style:text-properties style:font-name="Tahoma1" style:font-name-asian="Tahoma1" style:font-name-complex="Tahoma1"/>
    </style:style>
    <style:style style:name="T18" style:family="text">
      <style:text-properties style:font-name="Tahoma1" officeooo:rsid="000a6538" style:font-name-asian="Tahoma1" style:font-name-complex="Tahoma1"/>
    </style:style>
    <style:style style:name="T19" style:family="text">
      <style:text-properties style:font-name="Tahoma1" officeooo:rsid="000b9a58" style:font-name-asian="Tahoma1" style:font-name-complex="Tahoma1"/>
    </style:style>
    <style:style style:name="T20" style:family="text">
      <style:text-properties style:font-name="Tahoma1" officeooo:rsid="00114653" style:font-name-asian="Tahoma1" style:font-name-complex="Tahoma1"/>
    </style:style>
    <style:style style:name="T21" style:family="text">
      <style:text-properties style:font-name="Tahoma1" officeooo:rsid="001ed2f4" style:font-name-asian="Tahoma1" style:font-name-complex="Tahoma1"/>
    </style:style>
    <style:style style:name="T22" style:family="text">
      <style:text-properties style:font-name="Tahoma1" officeooo:rsid="00276793" style:font-name-asian="Tahoma1" style:font-name-complex="Tahoma1"/>
    </style:style>
    <style:style style:name="T23" style:family="text">
      <style:text-properties style:font-name="Tahoma1" officeooo:rsid="0042c17b" style:font-name-asian="Tahoma1" style:font-name-complex="Tahoma1"/>
    </style:style>
    <style:style style:name="T24" style:family="text">
      <style:text-properties style:font-name="Tahoma1" officeooo:rsid="004b043f" style:font-name-asian="Tahoma1" style:font-name-complex="Tahoma1"/>
    </style:style>
    <style:style style:name="T25" style:family="text">
      <style:text-properties style:font-name="Tahoma1" officeooo:rsid="004c79df" style:font-name-asian="Tahoma1" style:font-name-complex="Tahoma1"/>
    </style:style>
    <style:style style:name="T26" style:family="text">
      <style:text-properties style:font-name="Tahoma1" officeooo:rsid="004dda89" style:font-name-asian="Tahoma1" style:font-name-complex="Tahoma1"/>
    </style:style>
    <style:style style:name="T27" style:family="text">
      <style:text-properties style:font-name="Tahoma1" officeooo:rsid="004f4af5" style:font-name-asian="Tahoma1" style:font-name-complex="Tahoma1"/>
    </style:style>
    <style:style style:name="T28" style:family="text">
      <style:text-properties style:font-name="Tahoma1" officeooo:rsid="0051180a" style:font-name-asian="Tahoma1" style:font-name-complex="Tahoma1"/>
    </style:style>
    <style:style style:name="T29" style:family="text">
      <style:text-properties style:font-name="Tahoma1" officeooo:rsid="0052dee2" style:font-name-asian="Tahoma1" style:font-name-complex="Tahoma1"/>
    </style:style>
    <style:style style:name="T30" style:family="text">
      <style:text-properties style:font-name="Tahoma1" officeooo:rsid="00534a10" style:font-name-asian="Tahoma1" style:font-name-complex="Tahoma1"/>
    </style:style>
    <style:style style:name="T31" style:family="text">
      <style:text-properties style:font-name="Tahoma1" officeooo:rsid="0057a321" style:font-name-asian="Tahoma1" style:font-name-complex="Tahoma1"/>
    </style:style>
    <style:style style:name="T32" style:family="text">
      <style:text-properties style:font-name="Tahoma1" officeooo:rsid="005877dd" style:font-name-asian="Tahoma1" style:font-name-complex="Tahoma1"/>
    </style:style>
    <style:style style:name="T33" style:family="text">
      <style:text-properties style:font-name="Tahoma1" officeooo:rsid="0071aa19" style:font-name-asian="Tahoma1" style:font-name-complex="Tahoma1"/>
    </style:style>
    <style:style style:name="T34" style:family="text">
      <style:text-properties style:font-name="Tahoma1" fo:font-weight="bold" style:font-name-asian="Tahoma1" style:font-weight-asian="bold" style:font-name-complex="Tahoma1" style:font-weight-complex="bold"/>
    </style:style>
    <style:style style:name="T35" style:family="text">
      <style:text-properties style:font-name="Tahoma1" fo:font-weight="bold" officeooo:rsid="000a6538" style:font-name-asian="Tahoma1" style:font-weight-asian="bold" style:font-name-complex="Tahoma1" style:font-weight-complex="bold"/>
    </style:style>
    <style:style style:name="T36" style:family="text">
      <style:text-properties style:font-name="Tahoma1" fo:font-weight="bold" officeooo:rsid="000b9a58" style:font-name-asian="Tahoma1" style:font-weight-asian="bold" style:font-name-complex="Tahoma1" style:font-weight-complex="bold"/>
    </style:style>
    <style:style style:name="T37" style:family="text">
      <style:text-properties style:font-name="Tahoma1" fo:font-weight="bold" officeooo:rsid="000fdcef" style:font-name-asian="Tahoma1" style:font-weight-asian="bold" style:font-name-complex="Tahoma1" style:font-weight-complex="bold"/>
    </style:style>
    <style:style style:name="T38" style:family="text">
      <style:text-properties style:font-name="Tahoma1" fo:font-weight="bold" officeooo:rsid="001ed2f4" style:font-name-asian="Tahoma1" style:font-weight-asian="bold" style:font-name-complex="Tahoma1" style:font-weight-complex="bold"/>
    </style:style>
    <style:style style:name="T39" style:family="text">
      <style:text-properties style:font-name="Tahoma1" fo:font-weight="bold" officeooo:rsid="0042c17b" style:font-name-asian="Tahoma1" style:font-weight-asian="bold" style:font-name-complex="Tahoma1" style:font-weight-complex="bold"/>
    </style:style>
    <style:style style:name="T40" style:family="text">
      <style:text-properties style:font-name="Tahoma1" fo:font-weight="bold" officeooo:rsid="004b043f" style:font-name-asian="Tahoma1" style:font-weight-asian="bold" style:font-name-complex="Tahoma1" style:font-weight-complex="bold"/>
    </style:style>
    <style:style style:name="T41" style:family="text">
      <style:text-properties style:font-name="Tahoma1" fo:font-weight="bold" officeooo:rsid="004c79df" style:font-name-asian="Tahoma1" style:font-weight-asian="bold" style:font-name-complex="Tahoma1" style:font-weight-complex="bold"/>
    </style:style>
    <style:style style:name="T42" style:family="text">
      <style:text-properties style:font-name="Tahoma1" fo:font-weight="bold" officeooo:rsid="004dda89" style:font-name-asian="Tahoma1" style:font-weight-asian="bold" style:font-name-complex="Tahoma1" style:font-weight-complex="bold"/>
    </style:style>
    <style:style style:name="T43" style:family="text">
      <style:text-properties style:font-name="Tahoma1" fo:font-weight="bold" officeooo:rsid="004f4af5" style:font-name-asian="Tahoma1" style:font-weight-asian="bold" style:font-name-complex="Tahoma1" style:font-weight-complex="bold"/>
    </style:style>
    <style:style style:name="T44" style:family="text">
      <style:text-properties style:font-name="Tahoma1" fo:font-weight="bold" officeooo:rsid="0051180a" style:font-name-asian="Tahoma1" style:font-weight-asian="bold" style:font-name-complex="Tahoma1" style:font-weight-complex="bold"/>
    </style:style>
    <style:style style:name="T45" style:family="text">
      <style:text-properties style:font-name="Tahoma1" fo:font-weight="bold" officeooo:rsid="0052dee2" style:font-name-asian="Tahoma1" style:font-weight-asian="bold" style:font-name-complex="Tahoma1" style:font-weight-complex="bold"/>
    </style:style>
    <style:style style:name="T46" style:family="text">
      <style:text-properties style:font-name="Tahoma1" fo:font-size="13.5pt" style:font-name-asian="Tahoma1" style:font-name-complex="Tahoma1"/>
    </style:style>
    <style:style style:name="T47" style:family="text">
      <style:text-properties style:font-name="Tahoma1" fo:font-size="13.5pt" officeooo:rsid="0043c2f9" style:font-name-asian="Tahoma1" style:font-name-complex="Tahoma1"/>
    </style:style>
    <style:style style:name="T48" style:family="text">
      <style:text-properties style:font-name="Tahoma1" style:text-underline-style="none" fo:font-weight="bold" style:font-name-asian="Tahoma1" style:font-weight-asian="bold" style:font-name-complex="Tahoma1" style:font-weight-complex="bold"/>
    </style:style>
    <style:style style:name="T49" style:family="text">
      <style:text-properties style:font-name="Tahoma1" style:text-underline-style="none" fo:font-weight="bold" officeooo:rsid="00457833" style:font-name-asian="Tahoma1" style:font-weight-asian="bold" style:font-name-complex="Tahoma1" style:font-weight-complex="bold"/>
    </style:style>
    <style:style style:name="T50" style:family="text">
      <style:text-properties style:font-name="Tahoma1" style:text-underline-style="none" fo:font-weight="bold" officeooo:rsid="001ed2f4" style:font-name-asian="Tahoma1" style:font-weight-asian="bold" style:font-name-complex="Tahoma1" style:font-weight-complex="bold"/>
    </style:style>
    <style:style style:name="T51" style:family="text">
      <style:text-properties style:font-name="Ubuntu" fo:font-weight="bold" officeooo:rsid="00114653" style:font-name-asian="Ubuntu" style:font-weight-asian="bold" style:font-name-complex="Ubuntu" style:font-weight-complex="bold"/>
    </style:style>
    <style:style style:name="T52" style:family="text">
      <style:text-properties officeooo:rsid="00148500"/>
    </style:style>
    <style:style style:name="T53" style:family="text">
      <style:text-properties officeooo:rsid="002db17c"/>
    </style:style>
    <style:style style:name="T54" style:family="text">
      <style:text-properties officeooo:rsid="003614d0"/>
    </style:style>
    <style:style style:name="T55" style:family="text">
      <style:text-properties officeooo:rsid="00474a9c"/>
    </style:style>
    <style:style style:name="T56" style:family="text">
      <style:text-properties officeooo:rsid="005a2051"/>
    </style:style>
    <style:style style:name="T57" style:family="text">
      <style:text-properties officeooo:rsid="005bb30a"/>
    </style:style>
    <style:style style:name="T58" style:family="text">
      <style:text-properties fo:color="#6666ff" fo:font-weight="normal" officeooo:rsid="00545b02" style:font-weight-asian="normal" style:font-weight-complex="normal"/>
    </style:style>
    <style:style style:name="T59" style:family="text">
      <style:text-properties fo:color="#3333ff" fo:font-weight="normal" officeooo:rsid="00545b02" style:font-weight-asian="normal" style:font-weight-complex="normal"/>
    </style:style>
    <style:style style:name="T60" style:family="text">
      <style:text-properties fo:color="#0000ff" fo:font-weight="normal" officeooo:rsid="00545b02" style:font-weight-asian="normal" style:font-weight-complex="normal"/>
    </style:style>
    <style:style style:name="T61" style:family="text">
      <style:text-properties fo:color="#0000cc" fo:font-weight="normal" officeooo:rsid="00545b02" style:font-weight-asian="normal" style:font-weight-complex="normal"/>
    </style:style>
    <style:style style:name="T62" style:family="text">
      <style:text-properties fo:color="#000099" fo:font-weight="normal" officeooo:rsid="00545b02" style:font-weight-asian="normal" style:font-weight-complex="normal"/>
    </style:style>
    <style:style style:name="T63" style:family="text">
      <style:text-properties fo:font-variant="normal" fo:text-transform="none" fo:letter-spacing="normal" fo:font-style="normal"/>
    </style:style>
    <style:style style:name="T64" style:family="text">
      <style:text-properties fo:font-variant="normal" fo:text-transform="none" fo:letter-spacing="normal" fo:font-style="normal" style:font-weight-asian="bold" style:font-weight-complex="bold"/>
    </style:style>
    <style:style style:name="T65" style:family="text">
      <style:text-properties fo:font-variant="normal" fo:text-transform="none" fo:color="#000099" style:font-name="Tahoma1" fo:letter-spacing="normal" fo:font-style="normal" officeooo:rsid="00545b02"/>
    </style:style>
    <style:style style:name="T66" style:family="text">
      <style:text-properties fo:font-variant="normal" fo:text-transform="none" fo:color="#000099" style:font-name="Tahoma1" fo:letter-spacing="normal" fo:font-style="normal" fo:font-weight="bold" officeooo:rsid="00545b02" style:font-weight-asian="bold" style:font-weight-complex="bold"/>
    </style:style>
    <style:style style:name="T67" style:family="text">
      <style:text-properties officeooo:rsid="000b9a58"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T68" style:family="text">
      <style:text-properties officeooo:rsid="006b410b"/>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8">En esta práctica aprenderemos a instalar el entorno de virtualización virtualbox. Este entorno nos permitirá que tengamos varias máquinas, llamadas virtuales, dentro de nuestro ordenador. De esta manera podemos simular tener un sistema operativo u otro, o </text:span><text:bookmark text:name="tw-target-text"/>simplemente la combinación de varios.</text:p>
      <text:p text:style-name="P12"><text:span text:style-name="T16">Virtualización</text:span>: </text:p>
      <table:table table:name="Taula1" table:style-name="Taula1">
        <table:table-column table:style-name="Taula1.A"/>
        <table:table-row>
          <table:table-cell table:style-name="Taula1.A1" office:value-type="string">
            <text:p text:style-name="P6"/>
          </table:table-cell>
        </table:table-row>
      </table:table>
      <text:p text:style-name="P10"><text:span text:style-name="T17">Con la virtualización podemos ejecutar sistemas operativos sin modificaciones (incluyendo el software que hay instalado) directamente desde el sistema operativo que tengamos instalado en un entorno llamado </text:span><text:span text:style-name="T34">máquina</text:span><text:span text:style-name="T17"> </text:span><text:span text:style-name="T34">virtual</text:span><text:span text:style-name="T17">. </text:span><text:span text:style-name="T18">Vuestro sistema operativo pasa a llamarse </text:span><text:span text:style-name="T35">anfitrión</text:span><text:span text:style-name="T18"> mientras </text:span><text:span text:style-name="T19">la máquina virtual es el sistema </text:span><text:span text:style-name="T36">virtual</text:span><text:span text:style-name="T19">.</text:span></text:p>
      <text:p text:style-name="P41">En este crédito utilizaremos el entorno de virtualización VirtualBox, que es gratuito para uso personal y de evaluación. Existe también una versión opensource de VirtualBox que se llama VirtualBox OSE.</text:p>
      <text:p text:style-name="P50">¿Sobre qué sistemas operativos anfitrión se puede instalar VirtualBox? <text:span text:style-name="T62">Actualmente, VirtualBox se ejecuta en servidores Windows, Linux, Macintosh y Solaris y es compatible con una gran cantidad de sistemas operativos invitados, incluidos, entre otros, Windows (NT 4.0, 2000, XP, Server 2003, Vista, Windows 7, Windows 8, Windows 10 ), DOS / Windows 3.x, Linux (2.4, 2.6, 3.xy 4.x), Solaris y OpenSolaris, OS / 2 y OpenBSD.</text:span></text:p>
      <text:p text:style-name="P48">¿Qué sistemas operativos virtuales (guest) se pueden instalar con VirtualBox? </text:p>
      <text:p text:style-name="P79">VirtualBox soporta la virtualización de los siguientes sistemas operativos:</text:p>
      <text:list xml:id="list6145006145473578882" text:style-name="L1">
        <text:list-item>
          <text:p text:style-name="P77"><text:s/>Microsoft Windows</text:p>
        </text:list-item>
        <text:list-item>
          <text:p text:style-name="P77"><text:s/>GNU/Linux</text:p>
        </text:list-item>
        <text:list-item>
          <text:p text:style-name="P77"><text:s/>Mac OS X</text:p>
        </text:list-item>
        <text:list-item>
          <text:p text:style-name="P77"><text:s/>OS/2 Warp</text:p>
        </text:list-item>
        <text:list-item>
          <text:p text:style-name="P77"><text:s/>Solaris/OpenSolaris</text:p>
        </text:list-item>
        <text:list-item>
          <text:p text:style-name="P77"><text:s/>FreeBSD</text:p>
        </text:list-item>
        <text:list-item>
          <text:p text:style-name="P77"><text:s/>MS-DOS</text:p>
        </text:list-item>
        <text:list-item>
          <text:p text:style-name="P78"><text:s/>Android</text:p>
        </text:list-item>
      </text:list>
      <text:p text:style-name="P48">¿Qué otros entornos de virtualización existen? ¿Cuáles de estos son los más utilizados? </text:p>
      <text:p text:style-name="P64"><text:a xlink:type="simple" xlink:href="https://www.virtualbox.org/" text:style-name="Internet_20_link" text:visited-style-name="Visited_20_Internet_20_Link">VirtualBox</text:a><text:span text:style-name="T66"> (Windows/Linux/Mac, gratis)</text:span></text:p>
      <text:p text:style-name="P74"><text:span text:style-name="T63">VirtualBox tiene unos cuantos fieles gracias a que no cuesta nada, es multiplataforma y tiene un gran número de características que hacen que ejecutar y mantener las máquinas virtuales sea pan comido. Las descripciones y los parámetros de las máquinas virtuales se almacenan en archivos de texto XML sin formato para facilitar la portabilidad y el intercambio de carpetas. Su función “Guest Additions”, disponible para Windows, Linux, </text:span><text:soft-page-break/><text:span text:style-name="T63">Solaris y OS/, permite la instalación un software en la máquina virtual que otorga privilegios adicionales a la máquina host para tareas como compartir archivos, compartir unidades y periféricos, haciendo que VirtualBox sea más fácil de usar.</text:span></text:p>
      <text:p text:style-name="P65"><text:a xlink:type="simple" xlink:href="https://www.parallels.com/es/" text:style-name="Internet_20_link" text:visited-style-name="Visited_20_Internet_20_Link">Parallels</text:a><text:span text:style-name="T66"> (Mac, $79,99)</text:span></text:p>
      <text:p text:style-name="P73">Parallels es la aplicación más vendida para ejecutar máquinas virtuales en Mac. Este software tiene enlace directo, gracias a la optimización de chips Intel y AMD, al hardware del PC host con enfoque selectivo: al saltar a la máquina virtual para trabajar, la máquina host renuncia automáticamente a la potencia de procesamiento. Parallels también tiene portapapeles sincronizado, carpetas compartidas y soporte para impresoras y periféricos transparentes.</text:p>
      <text:p text:style-name="P66"><text:a xlink:type="simple" xlink:href="https://www.vmware.com/" text:style-name="Internet_20_link" text:visited-style-name="Visited_20_Internet_20_Link">VMware</text:a><text:span text:style-name="T66"> (Windows/Linux/Mac, básico: gratis, pro: $200+)</text:span></text:p>
      <text:p text:style-name="P69"><text:span text:style-name="T65">VMware para Windows y Linux viene en dos sabores: VMware Workstation Player y VMware Workstation Pro. VMware Workstation Player es una solución gratuita dirigida a usuarios casuales que necesitan crear y ejecutar máquinas virtuales, pero no necesitan soluciones avanzadas a nivel de empresa. VMware Workstation Pro incluye todas las características de VMware Workstation Player —fácil creación de máquinas virtuales, optimización de hardware, impresión sin drivers— y añade la posibilidad de clonar máquinas, crear varias imágenes o snapshots del sistema operativo, y opciones para probar software y grabar los resultados dentro de la máquina virtual. También hay dos versiones para Mac: VMware Fusion, por 80 dólares, y VMware Fusion Pro, por 200 dólares.</text:span></text:p>
      <text:p text:style-name="P67"><text:a xlink:type="simple" xlink:href="https://www.qemu.org/" text:style-name="Internet_20_link" text:visited-style-name="Visited_20_Internet_20_Link">QEMU</text:a><text:span text:style-name="T66"> (Linux, gratis)</text:span></text:p>
      <text:p text:style-name="P70"><text:span text:style-name="T65">QEMU es una poderosa herramienta de virtualización para máquinas Linux que ejecuta el código del sistema invitado directamente en el hardware del host, puede emular máquinas de distinto hardware con traducción dinámica y admite el cambio automático de tamaño de los discos virtuales. Pero donde QEMU brilla especialmente, sobre todo entre aquellos a los que les gusta empujar los límites de la virtualización y llevar sus máquinas virtuales con ellos, es en ejecutándose en hosts sin permisos de administrador. A diferencia de casi todos los emuladores que hay por ahí, QEMU no requiere acceso de administrador para ejecutarse, por lo que es un candidato perfecto para la construcción de máquinas virtuales portátiles.</text:span></text:p>
      <text:p text:style-name="P68"><text:a xlink:type="simple" xlink:href="https://www.microsoft.com/es-es/download/details.aspx?id=3702&amp;tduid=(c035d09346774f7f9e05eafa6aa68b27)(190947)(1929404)(33330X1169095Xda2a64ce21fd2200cdbbf8f798b0de3b)()" text:style-name="Internet_20_link" text:visited-style-name="Visited_20_Internet_20_Link">Windows Virtual PC</text:a><text:span text:style-name="T66"> (Windows, gratis)</text:span></text:p>
      <text:p text:style-name="P71"><text:span text:style-name="T65">A diferencia de los demás, Windows Virtual PC existe únicamente para emular otras versiones anteriores de Windows. Si necesitas ejecutar un programa que solo funciona en Windows XP o probar la compatibilidad de un software con Vista, Windows Virtual PC te tiene cubierto. Es limitado, cierto, pero para las personas que trabajan en un entorno estrictamente de Windows, como la mayor parte de la gente, Windows Virtual PC hace su </text:span><text:soft-page-break/><text:span text:style-name="T65">trabajo.</text:span></text:p>
      <text:p text:style-name="P42">VirtualBox dispone de una serie de características que lo hacen un producto de virtualización muy potente. Las más importantes son las siguientes:</text:p>
      <text:p text:style-name="P22"><text:span text:style-name="T51">•</text:span><text:span text:style-name="T34"> P</text:span><text:span text:style-name="T36">ortabilidad:</text:span><text:span text:style-name="T19"> </text:span><text:span text:style-name="T20">E</text:span><text:span text:style-name="T19">stá disponible para varios sistemas operativos y las máquinas virt</text:span><text:span text:style-name="T33">u</text:span><text:span text:style-name="T19">al</text:span><text:span text:style-name="T33">es</text:span><text:span text:style-name="T19"> que se crean con el programa se pueden utilizar con cualquiera de las versiones de este.</text:span></text:p>
      <text:p text:style-name="P26"><text:span text:style-name="T51">•</text:span><text:span text:style-name="T37"> </text:span><text:span text:style-name="T36">Creación de capturas (snapshots): </text:span><text:span text:style-name="T17">P</text:span><text:span text:style-name="T19">ermite guardar varios estados de una máquina de lo que siempre se pueda volver a un estado anterior.</text:span></text:p>
      <text:p text:style-name="P13"><text:span text:style-name="T52">Instalación de VirtualBox</text:span>: </text:p>
      <table:table table:name="Taula2" table:style-name="Taula2">
        <table:table-column table:style-name="Taula2.A"/>
        <table:table-row>
          <table:table-cell table:style-name="Taula2.A1" office:value-type="string">
            <text:p text:style-name="P7"/>
          </table:table-cell>
        </table:table-row>
      </table:table>
      <text:p text:style-name="P57">La instalación de VirtualBox no se puede hacer de forma directa a partir de los repositorios de Ubuntu ya que, a pesar de ser gratuito, no es software libre y por este motivo no se incorpora dentro de los repositorios estándar.</text:p>
      <text:p text:style-name="P45">En la página oficial del producto están las instrucciones concretas para instalarlo. Podemos elegir entre dos opciones:</text:p>
      <text:p text:style-name="P37"><text:span text:style-name="T51">•</text:span><text:span text:style-name="T37"> </text:span><text:span text:style-name="T36">Instalar directamente el programa:</text:span><text:span text:style-name="T19"> Bajándolo de la página oficial. Este método tiene un inconveniente, que es que cuando tenga que actualizar tendremos que hacerlo de forma manual.</text:span></text:p>
      <text:p text:style-name="P27"><text:span text:style-name="T51">•</text:span><text:span text:style-name="T37"> </text:span><text:span text:style-name="T36">Añadir un nuevo repositorio:</text:span><text:span text:style-name="T19"> </text:span><text:span text:style-name="T17">E</text:span><text:span text:style-name="T19">n nuestro sistema operativo e instalarlo utilizando el gestor de paquetes Synaptic. Haciéndolo así, el gestor de paquetes detec</text:span><text:span text:style-name="T31">t</text:span><text:span text:style-name="T19">arà cuando haya actualizaciones del programa y se instalarán de forma automática. </text:span><text:span text:style-name="T21">Optaremos por esta opción, aunque sea ligeramente más difícil.</text:span></text:p>
      <text:p text:style-name="P46">Para añadir este nuevo repositorio, inicie sesión en la aplicación de gestión de software de Ubuntu, y siga el siguientes pasos:</text:p>
      <text:p text:style-name="P23"><text:span text:style-name="T22">1. </text:span><text:span text:style-name="T21">Vaya al menú </text:span><text:span text:style-name="T38">Software y Actualizaciones <text:s/>&gt; otro Software</text:span><text:span text:style-name="T21">.</text:span></text:p>
      <text:p text:style-name="P28"><text:span text:style-name="T22">2. </text:span><text:span text:style-name="T21">Haga clic en el botón </text:span><text:span text:style-name="T38">Agregar</text:span><text:span text:style-name="T21">.</text:span></text:p>
      <text:p text:style-name="P29"><text:span text:style-name="T22">3. </text:span><text:span text:style-name="T21">Introduzca: </text:span><text:span text:style-name="T38">deb http://download.virtualbox.org/virtualbox/debian &lt;distribución&gt; contrib</text:span><text:span text:style-name="T21">, donde &lt;distribución&gt; es el nombre de su distribución de Ubuntu, que en el caso de la versión </text:span><text:span text:style-name="T32">17.04</text:span><text:span text:style-name="T21"> es </text:span><text:span text:style-name="T38">zesty</text:span><text:span text:style-name="T21">.</text:span></text:p>
      <text:p text:style-name="P17"><text:span text:style-name="T49">NOTA</text:span><text:span text:style-name="T50">:</text:span><text:span text:style-name="T21"> Una vez introducida, después se actualizará el software del sistema.</text:span></text:p>
      <text:p text:style-name="P30"><text:span text:style-name="T21">4. </text:span><text:span text:style-name="T17">Para que las descargas de este servidor hay que añadir su clave pública. Para hacerlo, descargue el archivo </text:span><text:a xlink:type="simple" xlink:href="http://www.virtualbox.org/download/oracle_vbox_2016.asc" text:style-name="Internet_20_link" text:visited-style-name="Visited_20_Internet_20_Link"><text:span text:style-name="T17">http://www.virtualbox.org/download/oracle_vbox_2016.asc</text:span></text:a><text:span text:style-name="T17"> y la añada como clave pública del sistema desde la pestaña autenticación. Para añadirla también podemos lanzar el siguiente comando:</text:span></text:p>
      <text:p text:style-name="P59"><text:soft-page-break/>$sudo apt-key add oracle_vbox.asc</text:p>
      <text:p text:style-name="P16"><text:span text:style-name="T49">NOTA</text:span><text:span text:style-name="T48">:</text:span><text:span text:style-name="T17"> Podemos combinar las dos acciones anteriores mediante la siguiente comadre, si lo deseamos:</text:span></text:p>
      <text:p text:style-name="P38"><text:span text:style-name="T12">$wget -q http://www.virtualbox.org/download/oracle_vbox_2016.asc -O- | sudo apt-key </text:span>add -</text:p>
      <text:p text:style-name="P61"><text:span text:style-name="T15">NOTA</text:span>: <text:span text:style-name="T3">Esta última pedido se le proporcioa a modo informativo, ya que su contenido es avanzado.</text:span></text:p>
      <text:p text:style-name="P63">5. A partir de aquí, acceda al gestor de paquetes Synaptic, actualice el software disponible instale el paquete virtualbox en la versión más actual que haya.</text:p>
      <text:p text:style-name="P62"><text:span text:style-name="T15">NOTA</text:span><text:span text:style-name="T53">:</text:span><text:span text:style-name="T3"> Es probable que no aparezca el acceso a VirtualBox hasta que no reinicie la máquina. </text:span><text:span text:style-name="T4">S</text:span><text:span text:style-name="T3">i ejecut</text:span><text:span text:style-name="T4">a</text:span><text:span text:style-name="T3"> el comando VirtualBox desde la línea de comandos podrá acceder.</text:span></text:p>
      <text:p text:style-name="P58">Haga una captura de su VirtualBox funcionando y adjúntela.</text:p>
      <text:p text:style-name="P14"><text:span text:style-name="T54">Instalación de las Guest Additions</text:span>: </text:p>
      <table:table table:name="Taula3" table:style-name="Taula3">
        <table:table-column table:style-name="Taula3.A"/>
        <table:table-row>
          <table:table-cell table:style-name="Taula3.A1" office:value-type="string">
            <text:p text:style-name="P8"/>
          </table:table-cell>
        </table:table-row>
      </table:table>
      <text:p text:style-name="P11"><text:span text:style-name="T19">Las Guest Additions son un programa que se instala en la máquina virtual una vez ésta tiene un sistema operativo instalado. </text:span><text:span text:style-name="T17">Este programa está formado por una serie de controladores y aplicaciones de sistema que optimizan el sistema para que tenga mejor rendimiento y usabilidad.</text:span></text:p>
      <text:p text:style-name="P51">Copia el texto de la máquina anfitriona <text:span text:style-name="T56">e intente</text:span> pegar<text:span text:style-name="T56">lo</text:span> a la virtual. ¿Qué pasa?</text:p>
      <text:p text:style-name="P52">Busque en la página web oficial de VirtualBox cuáles son las funcionalidades concretas que aporta la utilización de las Guest Additions e indique a continuación.</text:p>
      <text:p text:style-name="P53">Instale las Guest Additions sobre la máquina M1.SO.DUAL. Indicar, paso por paso, el proceso que haya seguido para instalarlas.</text:p>
      <text:p text:style-name="P55"><text:a xlink:type="simple" xlink:href="https://docs.oracle.com/cd/E36500_01/E36502/html/qs-guest-additions.html" text:style-name="Internet_20_link" text:visited-style-name="Visited_20_Internet_20_Link">https://docs.oracle.com/cd/E36500_01/E36502/html/qs-guest-additions.html</text:a></text:p>
      <text:p text:style-name="P56"><text:a xlink:type="simple" xlink:href="http://somebooks.es/instalar-virtualbox-guest-additions-sobre-ubuntu-o-windows/" text:style-name="Internet_20_link" text:visited-style-name="Visited_20_Internet_20_Link">http://somebooks.es/instalar-virtualbox-guest-additions-sobre-ubuntu-o-windows/</text:a></text:p>
      <text:p text:style-name="P54">Abra la calculadora en la máquina virtual. Vaya al menú Máquina de su máquina virtual y active el modo fluido. ¿Qué permite este modo?</text:p>
      <text:p text:style-name="P47">Es posible, que en versiones más antiguas del sistema operativo Fedora, las Guest Additions dan algunos problemas. Si nos encontraremos en este caso, a fin de resolverlas habría <text:span text:style-name="T57">que hacer </text:span>lo siguiente:</text:p>
      <text:p text:style-name="P25"><text:soft-page-break/><text:span text:style-name="T9">1. </text:span><text:span text:style-name="T10">Ejecuta el comando</text:span><text:span text:style-name="T46">: </text:span><text:span text:style-name="T13">yum -y install gcc kernel-devel</text:span></text:p>
      <text:p text:style-name="P31"><text:span text:style-name="T17">2. </text:span><text:span text:style-name="T23">Actualizar el sistema operativo y todos sus paquetes (esta acción es imprescindible si queremos que funcione correctamente).</text:span></text:p>
      <text:p text:style-name="P31"><text:span text:style-name="T17">3. </text:span><text:span text:style-name="T23">Cambia al directorio de las GA: </text:span><text:span text:style-name="T39">cd /media/VBOXADDITIONS_2.2.4_47978/</text:span></text:p>
      <text:p text:style-name="P36"><text:span text:style-name="T9">4. </text:span><text:span text:style-name="T11">Ejecutar</text:span><text:span text:style-name="T46"> </text:span><text:span text:style-name="T47">el instalador</text:span><text:span text:style-name="T46">: </text:span><text:span text:style-name="T14">sh VboxLinuxAdditions-x86.run</text:span></text:p>
      <text:p text:style-name="P39"><text:span text:style-name="T34">NOTA:</text:span><text:span text:style-name="T17"> A estas instrucciones se le proporcionan a modo informativo, ya que su contenido es avanzado. La instalación de las Guest Additions en este sistema no es obligatoria <text:s/>(Aunque es recomendable).</text:span></text:p>
      <text:p text:style-name="P15"><text:span text:style-name="T55">Compartir directorios entre máquinas:</text:span> </text:p>
      <table:table table:name="Taula4" table:style-name="Taula4">
        <table:table-column table:style-name="Taula4.A"/>
        <table:table-row>
          <table:table-cell table:style-name="Taula4.A1" office:value-type="string">
            <text:p text:style-name="P9"/>
          </table:table-cell>
        </table:table-row>
      </table:table>
      <text:p text:style-name="P43">A menudo nos encontramos con la necesidad de compartir información entre la máquina anfitriona y la virtual. Siga el proceso siguiente para compartir una carpeta entre los dos sistemas:</text:p>
      <text:p text:style-name="P24"><text:span text:style-name="T19">1. </text:span><text:span text:style-name="T24">Cree un nuevo directorio en el sistema anfitrión llamado compartir . Dad permisos de lectura y escritura a esta carpeta (Propiedades).</text:span></text:p>
      <text:p text:style-name="P33"><text:span text:style-name="T19">2. </text:span><text:span text:style-name="T24">Vaya al menú </text:span><text:span text:style-name="T40">Dispositivos <text:s/>&gt; Carpetas compartidas</text:span><text:span text:style-name="T24"> ... <text:s/>de su VirtualBox.</text:span></text:p>
      <text:p text:style-name="P34"><text:span text:style-name="T19">3. </text:span><text:span text:style-name="T25">En esta pantalla, si pulsa el botón añadir le pedirá los datos para compartir una carpeta:</text:span></text:p>
      <text:p text:style-name="P18"><text:span text:style-name="T19">a</text:span><text:span text:style-name="T17">) </text:span><text:span text:style-name="T25">Indi</text:span><text:span text:style-name="T26">ca</text:span><text:span text:style-name="T25"> la </text:span><text:span text:style-name="T41">ruta completa</text:span><text:span text:style-name="T25"> de la carpeta compartir.</text:span></text:p>
      <text:p text:style-name="P19"><text:span text:style-name="T17">b) </text:span><text:span text:style-name="T26">Como nombre de recurso compartido indica el mismo nombre, </text:span><text:span text:style-name="T42">compartir</text:span><text:span text:style-name="T26">.</text:span></text:p>
      <text:p text:style-name="P20"><text:span text:style-name="T17">c) </text:span><text:span text:style-name="T27">Puede hacer que la compartición sea de sólo lectura (no se podrán efectuar cambios desde de la máquina virtual). </text:span><text:span text:style-name="T43">No marque esta opción</text:span><text:span text:style-name="T27">.</text:span></text:p>
      <text:p text:style-name="P21"><text:span text:style-name="T17">d) </text:span><text:span text:style-name="T28">Puede que esta compartición sea permanente, por tanto, que se mantenga siempre que utilice esta máquina virtual. </text:span><text:span text:style-name="T44">No marque tampoco esta opción</text:span><text:span text:style-name="T28">.</text:span></text:p>
      <text:p text:style-name="P35"><text:span text:style-name="T19">4. </text:span><text:span text:style-name="T29">Crea un nuevo directorio en el Escritorio de la máquina virtual llamado </text:span><text:span text:style-name="T45">compartir</text:span><text:span text:style-name="T29">.</text:span></text:p>
      <text:p text:style-name="P32"><text:span text:style-name="T19">5. </text:span><text:span text:style-name="T30">En un nuevo terminal ejecuta el comando:</text:span></text:p>
      <text:p text:style-name="P60">$sudo mount.vboxsf compartir Escriptori/compartir/</text:p>
      <text:p text:style-name="P44">Con estos pasos ya tendrá preparada su carpeta para compartir. Si en algún momento desea dejar de compartir la carpeta sólo será necesario que ejecute sudo umount compartir en un terminal.</text:p>
      <text:p text:style-name="P49">Incluya una captura de pantalla donde se muestre que ambos sistemas comparten un mismo directo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Helvetica, Arial, sans-serif"/>
    <style:font-face style:name="ProximaNovaCond" svg:font-family="ProximaNovaCond, sans-serif"/>
    <style:font-face style:name="Tahoma3" svg:font-family="Tahoma"/>
    <style:font-face style:name="Ubuntu" svg:font-family="Ubuntu"/>
    <style:font-face style:name="inherit" svg:font-family="inherit"/>
    <style:font-face style:name="sans-serif" svg:font-family="sans-serif"/>
    <style:font-face style:name="Tahoma1"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2"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78cm" fo:margin-left="0cm" table:align="left" style:writing-mode="lr-tb"/>
    </style:style>
    <style:style style:name="Tabla2.A" style:family="table-column">
      <style:table-column-properties style:column-width="3.295cm"/>
    </style:style>
    <style:style style:name="Tabla2.B" style:family="table-column">
      <style:table-column-properties style:column-width="5.205cm"/>
    </style:style>
    <style:style style:name="Tabla2.C" style:family="table-column">
      <style:table-column-properties style:column-width="4.103cm"/>
    </style:style>
    <style:style style:name="Tabla2.D" style:family="table-column">
      <style:table-column-properties style:column-width="4.475cm"/>
    </style:style>
    <style:style style:name="Tabla2.1" style:family="table-row">
      <style:table-row-properties fo:keep-together="auto"/>
    </style:style>
    <style:style style:name="Tab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b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b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b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fo:keep-together="auto"/>
    </style:style>
    <style:style style:name="Tab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 fo:font-weight="bold" style:font-weight-asian="bold" style:font-name-complex="Tahoma" style:font-weight-complex="bold"/>
    </style:style>
    <style:style style:name="MP2" style:family="paragraph" style:parent-style-name="Table_20_Contents">
      <style:paragraph-properties style:snap-to-layout-grid="false"/>
      <style:text-properties style:font-name="Tahoma" style:font-name-complex="Tahoma"/>
    </style:style>
    <style:style style:name="MP3" style:family="paragraph" style:parent-style-name="Table_20_Contents">
      <style:text-properties style:font-name="Tahoma" fo:font-weight="bold" style:font-weight-asian="bold" style:font-name-complex="Tahoma" style:font-weight-complex="bold"/>
    </style:style>
    <style:style style:name="MP4" style:family="paragraph" style:parent-style-name="Table_20_Contents">
      <style:text-properties style:font-name="Tahoma"/>
    </style:style>
    <style:style style:name="MP5"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bold" style:font-weight-asian="bold" style:font-name-complex="Tahoma" style:font-weight-complex="bold"/>
    </style:style>
    <style:style style:name="MT2" style:family="text">
      <style:text-properties fo:font-weight="normal" style:font-weight-asian="normal" style:font-name-complex="Tahoma" style:font-weight-complex="normal"/>
    </style:style>
    <style:style style:name="MT3" style:family="text">
      <style:text-properties fo:font-size="13.5pt" fo:font-weight="normal" officeooo:rsid="0002d80c" style:font-weight-asian="normal" style:font-name-complex="Tahoma" style:font-weight-complex="normal"/>
    </style:style>
    <style:style style:name="MT4" style:family="text">
      <style:text-properties fo:font-size="13.5pt" fo:font-weight="normal" officeooo:rsid="00030d1a" style:font-weight-asian="normal" style:font-name-complex="Tahoma"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4"><text:span text:style-name="MT1">Práctica: </text:span><text:span text:style-name="MT2">Práctica </text:span><text:span text:style-name="MT3">6 - </text:span><text:span text:style-name="MT4">Virtualbox</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5"><text:page-number text:select-page="current">5</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2:40:16.01</meta:creation-date>
    <dc:date>2017-12-13T17:50:51.184000000</dc:date>
    <meta:editing-cycles>116</meta:editing-cycles>
    <meta:editing-duration>PT3H56M43S</meta:editing-duration>
    <meta:generator>LibreOffice/5.2.2.2$Windows_X86_64 LibreOffice_project/8f96e87c890bf8fa77463cd4b640a2312823f3ad</meta:generator>
    <meta:document-statistic meta:table-count="6" meta:image-count="0" meta:object-count="0" meta:page-count="5" meta:paragraph-count="85" meta:word-count="1628" meta:character-count="10813" meta:non-whitespace-character-count="9260"/>
  </office:meta>
</office:document-meta>
</file>